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3" style:family="paragraph" style:parent-style-name="Footer">
      <style:paragraph-properties fo:text-align="end" style:justify-single-word="false"/>
      <style:text-properties fo:language="ro" fo:country="RO"/>
    </style:style>
    <style:style style:name="P4" style:family="paragraph" style:parent-style-name="Footer">
      <style:paragraph-properties fo:text-align="start" style:justify-single-word="false"/>
      <style:text-properties fo:language="ro" fo:country="RO"/>
    </style:style>
    <style:style style:name="P5" style:family="paragraph" style:parent-style-name="Horizontal_20_Line">
      <style:text-properties fo:language="ro" fo:country="RO"/>
    </style:style>
    <style:style style:name="P6" style:family="paragraph" style:parent-style-name="_5f_TEXT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ext_20_Coperta">
      <style:text-properties officeooo:paragraph-rsid="01374fcc"/>
    </style:style>
    <style:style style:name="P8" style:family="paragraph" style:parent-style-name="Text_20_Coperta">
      <style:text-properties style:use-window-font-color="true" loext:opacity="0%" fo:font-size="14pt" style:font-size-asian="14pt" style:font-size-complex="14pt"/>
    </style:style>
    <style:style style:name="P9" style:family="paragraph" style:parent-style-name="Text_20_Declaratie">
      <style:paragraph-properties fo:text-align="center" style:justify-single-word="false"/>
    </style:style>
    <style:style style:name="P10" style:family="paragraph" style:parent-style-name="Text_20_Declaratie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_31__20_Capitol" style:list-style-name=""/>
    <style:style style:name="P12" style:family="paragraph" style:parent-style-name="_31__20_Capitol">
      <style:text-properties officeooo:rsid="01443c5b" officeooo:paragraph-rsid="01443c5b"/>
    </style:style>
    <style:style style:name="P13" style:family="paragraph" style:parent-style-name="_31__20_Capitol" style:list-style-name="" style:master-page-name="Corp_5f_Lucrare">
      <style:paragraph-properties style:page-number="1" text:number-lines="true" text:line-number="0"/>
    </style:style>
    <style:style style:name="P14" style:family="paragraph" style:parent-style-name="_32__20_Subcapitol">
      <style:text-properties officeooo:rsid="01445fb2" officeooo:paragraph-rsid="01445fb2"/>
    </style:style>
    <style:style style:name="P15" style:family="paragraph" style:parent-style-name="_32__20_Subcapitol">
      <style:text-properties officeooo:rsid="014650e3" officeooo:paragraph-rsid="014650e3"/>
    </style:style>
    <style:style style:name="P16" style:family="paragraph" style:parent-style-name="_32__20_Subcapitol">
      <style:text-properties officeooo:rsid="01484773" officeooo:paragraph-rsid="01484773"/>
    </style:style>
    <style:style style:name="P17" style:family="paragraph" style:parent-style-name="_32__20_Subcapitol">
      <style:text-properties officeooo:rsid="014876dd" officeooo:paragraph-rsid="014876dd"/>
    </style:style>
    <style:style style:name="P18" style:family="paragraph" style:parent-style-name="_32__20_Subcapitol">
      <style:text-properties officeooo:rsid="014bd973" officeooo:paragraph-rsid="014bd973"/>
    </style:style>
    <style:style style:name="P19" style:family="paragraph" style:parent-style-name="_32__20_Subcapitol">
      <style:text-properties officeooo:rsid="014f152b" officeooo:paragraph-rsid="014f152b"/>
    </style:style>
    <style:style style:name="P20" style:family="paragraph" style:parent-style-name="_32__20_Subcapitol">
      <style:text-properties officeooo:rsid="0150b5c8" officeooo:paragraph-rsid="0150b5c8"/>
    </style:style>
    <style:style style:name="P21" style:family="paragraph" style:parent-style-name="_33__20_Sub-Subcapitol">
      <style:text-properties officeooo:rsid="014650e3" officeooo:paragraph-rsid="014650e3"/>
    </style:style>
    <style:style style:name="P22" style:family="paragraph" style:parent-style-name="_33__20_Sub-Subcapitol">
      <style:text-properties officeooo:rsid="014876dd" officeooo:paragraph-rsid="014876dd"/>
    </style:style>
    <style:style style:name="P23" style:family="paragraph" style:parent-style-name="_33__20_Sub-Subcapitol">
      <style:text-properties officeooo:rsid="014bd973" officeooo:paragraph-rsid="014bd973"/>
    </style:style>
    <style:style style:name="P24" style:family="paragraph" style:parent-style-name="_33__20_Sub-Subcapitol">
      <style:text-properties officeooo:rsid="014d33e4" officeooo:paragraph-rsid="014d33e4"/>
    </style:style>
    <style:style style:name="P25" style:family="paragraph" style:parent-style-name="_33__20_Sub-Subcapitol">
      <style:text-properties officeooo:rsid="014f152b" officeooo:paragraph-rsid="014f152b"/>
    </style:style>
    <style:style style:name="P26" style:family="paragraph" style:parent-style-name="_33__20_Sub-Subcapitol">
      <style:text-properties officeooo:rsid="014f9159" officeooo:paragraph-rsid="014f9159"/>
    </style:style>
    <style:style style:name="P27" style:family="paragraph" style:parent-style-name="_33__20_Sub-Subcapitol">
      <style:text-properties officeooo:paragraph-rsid="014f9159"/>
    </style:style>
    <style:style style:name="P28" style:family="paragraph" style:parent-style-name="_34__20_Sub-Sub-Subcapitol">
      <style:text-properties officeooo:rsid="014876dd" officeooo:paragraph-rsid="014876dd"/>
    </style:style>
    <style:style style:name="P29" style:family="paragraph" style:parent-style-name="_34__20_Sub-Sub-Subcapitol">
      <style:text-properties officeooo:rsid="014d33e4" officeooo:paragraph-rsid="014d33e4"/>
    </style:style>
    <style:style style:name="P30" style:family="paragraph" style:parent-style-name="_34__20_Sub-Sub-Subcapitol">
      <style:text-properties officeooo:rsid="014e82db" officeooo:paragraph-rsid="014e82db"/>
    </style:style>
    <style:style style:name="P31" style:family="paragraph" style:parent-style-name="_35__20_Anexă">
      <style:text-properties style:font-name="Times New Roman" fo:language="ro" fo:country="RO" fo:font-style="normal" officeooo:rsid="00bce6f6" style:font-name-asian="SimSun" style:font-style-asian="normal" style:font-name-complex="Mangal" style:font-style-complex="normal"/>
    </style:style>
    <style:style style:name="P3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6" style:family="paragraph" style:parent-style-name="Header_20_left">
      <style:text-properties fo:color="#000000" loext:opacity="100%" style:text-outline="false" style:text-line-through-style="none" style:text-line-through-type="none" fo:font-size="11pt" fo:language="ro" fo:country="RO" officeooo:rsid="01421cd6" officeooo:paragraph-rsid="01421cd6" style:text-blinking="false" style:font-size-asian="11pt" style:font-size-complex="11pt"/>
    </style:style>
    <style:style style:name="P37" style:family="paragraph" style:parent-style-name="Text_20_Coperta">
      <style:paragraph-properties fo:text-align="end" style:justify-single-word="false"/>
      <style:text-properties fo:color="#000000" loext:opacity="100%" fo:font-size="16pt" officeooo:rsid="01421cd6" officeooo:paragraph-rsid="01421cd6"/>
    </style:style>
    <style:style style:name="P38" style:family="paragraph" style:parent-style-name="Text_20_Coperta">
      <style:paragraph-properties fo:text-align="end" style:justify-single-word="false"/>
      <style:text-properties fo:color="#000000" loext:opacity="100%" fo:font-size="16pt" officeooo:rsid="01424459" officeooo:paragraph-rsid="01424459"/>
    </style:style>
    <style:style style:name="P39" style:family="paragraph" style:parent-style-name="Text_20_Coperta">
      <style:paragraph-properties fo:text-align="center" style:justify-single-word="false"/>
      <style:text-properties fo:color="#000000" loext:opacity="100%" fo:font-size="28pt" fo:font-weight="bold" officeooo:rsid="01424459" officeooo:paragraph-rsid="01424459" style:font-size-asian="28pt" style:font-weight-asian="bold" style:font-size-complex="28pt" style:font-weight-complex="bold"/>
    </style:style>
    <style:style style:name="P40" style:family="paragraph" style:parent-style-name="Text_20_Coperta">
      <style:paragraph-properties fo:text-align="center" style:justify-single-word="false"/>
      <style:text-properties fo:font-size="18pt" officeooo:rsid="01421cd6" officeooo:paragraph-rsid="01421cd6" style:font-size-asian="18pt" style:font-size-complex="18pt"/>
    </style:style>
    <style:style style:name="P41" style:family="paragraph" style:parent-style-name="Text_20_Coperta" style:master-page-name="Coperta">
      <style:paragraph-properties style:page-number="auto"/>
      <style:text-properties style:use-window-font-color="true" loext:opacity="0%" fo:font-size="14pt" style:font-size-asian="14pt" style:font-size-complex="14pt"/>
    </style:style>
    <style:style style:name="P42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officeooo:paragraph-rsid="01421cd6"/>
    </style:style>
    <style:style style:name="P43" style:family="paragraph" style:parent-style-name="Text_20_Coperta">
      <style:paragraph-properties fo:margin-left="0in" fo:margin-right="0in" fo:text-align="end" style:justify-single-word="false" fo:text-indent="0in" style:auto-text-indent="false"/>
      <style:text-properties officeooo:paragraph-rsid="013ff313"/>
    </style:style>
    <style:style style:name="P44" style:family="paragraph" style:parent-style-name="Text_20_Declaratie" style:master-page-name="Cuprins">
      <style:paragraph-properties style:page-number="1"/>
    </style:style>
    <style:style style:name="P45" style:family="paragraph" style:parent-style-name="Text_20_Declaratie">
      <style:paragraph-properties fo:text-align="center" style:justify-single-word="false"/>
      <style:text-properties fo:color="#000000" loext:opacity="100%" fo:font-size="14pt" officeooo:rsid="01421cd6" officeooo:paragraph-rsid="01421cd6" style:font-size-asian="14pt" style:font-size-complex="14pt"/>
    </style:style>
    <style:style style:name="P46" style:family="paragraph" style:parent-style-name="Text_20_Declaratie">
      <style:paragraph-properties fo:text-align="center" style:justify-single-word="false"/>
      <style:text-properties fo:color="#000000" loext:opacity="100%" fo:font-size="18pt" style:font-size-asian="18pt" style:font-size-complex="18pt"/>
    </style:style>
    <style:style style:name="P47" style:family="paragraph" style:parent-style-name="Text_20_Declaratie" style:master-page-name="Rezumat">
      <style:paragraph-properties fo:text-align="center" style:justify-single-word="false" style:page-number="1"/>
      <style:text-properties fo:color="#000000" loext:opacity="100%"/>
    </style:style>
    <style:style style:name="T1" style:family="text">
      <style:text-properties fo:language="ro" fo:country="RO"/>
    </style:style>
    <style:style style:name="T2" style:family="text">
      <style:text-properties fo:language="ro" fo:country="RO" officeooo:rsid="0012067c"/>
    </style:style>
    <style:style style:name="T3" style:family="text">
      <style:text-properties officeooo:rsid="0012067c"/>
    </style:style>
    <style:style style:name="T4" style:family="text">
      <style:text-properties officeooo:rsid="0026cc02"/>
    </style:style>
    <style:style style:name="T5" style:family="text">
      <style:text-properties officeooo:rsid="0039068f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e9135" style:font-size-asian="16pt" style:font-size-complex="16pt"/>
    </style:style>
    <style:style style:name="T8" style:family="text">
      <style:text-properties officeooo:rsid="009fc5b7"/>
    </style:style>
    <style:style style:name="T9" style:family="text">
      <style:text-properties fo:language="en" fo:country="US" officeooo:rsid="0128d4a5"/>
    </style:style>
    <style:style style:name="T10" style:family="text">
      <style:text-properties officeooo:rsid="0140056d"/>
    </style:style>
    <style:style style:name="T11" style:family="text">
      <style:text-properties officeooo:rsid="0023b43b"/>
    </style:style>
    <style:style style:name="T12" style:family="text">
      <style:text-properties officeooo:rsid="01033d38"/>
    </style:style>
    <style:style style:name="T13" style:family="text">
      <style:text-properties officeooo:rsid="01424459"/>
    </style:style>
    <style:style style:name="T14" style:family="text">
      <style:text-properties fo:color="#000000" loext:opacity="100%" fo:font-size="28pt" fo:font-weight="bold" officeooo:rsid="01421cd6" style:font-size-asian="28pt" style:font-weight-asian="bold" style:font-size-complex="28pt" style:font-weight-complex="bold"/>
    </style:style>
    <style:style style:name="T15" style:family="text">
      <style:text-properties officeooo:rsid="013ff313"/>
    </style:style>
    <style:style style:name="T16" style:family="text">
      <style:text-properties fo:font-size="18pt" officeooo:rsid="0026cc02" style:font-size-asian="18pt" style:font-size-complex="18pt"/>
    </style:style>
    <style:style style:name="T17" style:family="text">
      <style:text-properties officeooo:rsid="01439809"/>
    </style:style>
    <style:style style:name="T18" style:family="text">
      <style:text-properties officeooo:rsid="014e82db"/>
    </style:style>
    <style:style style:name="T19" style:family="text">
      <style:text-properties fo:color="#004586" loext:opacity="100%" fo:font-size="13pt" fo:font-style="italic" fo:font-weight="bold" officeooo:rsid="014e82db" style:font-size-asian="13pt"/>
    </style:style>
    <style:style style:name="T20" style:family="text">
      <style:text-properties officeooo:rsid="014f9159"/>
    </style:style>
    <style:style style:name="T21" style:family="text">
      <style:text-properties officeooo:rsid="01517555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in" fo:border="none" style:shadow="none" draw:shadow-opacity="100%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41"><text:span text:style-name="T1">UNIVERSITATEA TEHNICĂ „Gheorghe Asachi” </text:span><text:span text:style-name="T2">din</text:span><text:span text:style-name="T1"> IAȘI</text:span></text:p>
      <text:p text:style-name="P8">FACULTATEA DE <text:span text:style-name="T3">AUTOMATICĂ ȘI CALCULATOARE</text:span></text:p>
      <text:p text:style-name="P8">DOMENIUL: <text:span text:style-name="T10">Calculatoare</text:span></text:p>
      <text:p text:style-name="P8">SPECIALIZAREA: <text:span text:style-name="T17">Sisteme distribuite și tehnologii web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42"><text:span text:style-name="T14">Simulator de evacuare </text:span></text:p>
      <text:p text:style-name="P39">și</text:p>
      <text:p text:style-name="P39">influența</text:p>
      <text:p text:style-name="P39">Deep <text:span text:style-name="T18">Q</text:span> Learning și A*</text:p>
      <text:p text:style-name="Text_20_Coperta"/>
      <text:p text:style-name="P40">Proiect de disertație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7"/>
      <text:p text:style-name="P43"><text:span text:style-name="T15">Student</text:span></text:p>
      <text:p text:style-name="P37"><text:span text:style-name="T11">I</text:span>onuț-Leonaș Ungureanu</text:p>
      <text:p text:style-name="P38">Profesor</text:p>
      <text:p text:style-name="P38">Dr. <text:span text:style-name="T21">P</text:span>rof. Mitică Craus</text:p>
      <text:p text:style-name="P44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Cuprins</text:p>
          </text:index-title>
          <text:p text:style-name="P32"><text:a xlink:type="simple" xlink:href="#__RefHeading__5011_1794362497" text:style-name="Index_20_Link" text:visited-style-name="Index_20_Link"><text:s/>Introducere</text:a><text:tab/>1</text:p>
          <text:p text:style-name="P32"><text:a xlink:type="simple" xlink:href="#__RefHeading___Toc272_2818687434" text:style-name="Index_20_Link" text:visited-style-name="Index_20_Link">Capitolul 1. <text:s text:c="2"/>Fundamentul teoretic</text:a><text:tab/>2</text:p>
          <text:p text:style-name="P33"><text:a xlink:type="simple" xlink:href="#__RefHeading___Toc310_2818687434" text:style-name="Index_20_Link" text:visited-style-name="Index_20_Link">1.1. <text:s text:c="2"/>Algoritmul Q</text:a><text:tab/>2</text:p>
          <text:p text:style-name="P33"><text:a xlink:type="simple" xlink:href="#__RefHeading___Toc312_2818687434" text:style-name="Index_20_Link" text:visited-style-name="Index_20_Link">1.2. <text:s text:c="2"/>Algoritmul A*</text:a><text:tab/>2</text:p>
          <text:p text:style-name="P33"><text:a xlink:type="simple" xlink:href="#__RefHeading___Toc314_2818687434" text:style-name="Index_20_Link" text:visited-style-name="Index_20_Link">1.3. <text:s text:c="2"/>Rețele neuronale</text:a><text:tab/>2</text:p>
          <text:p text:style-name="P33"><text:a xlink:type="simple" xlink:href="#__RefHeading___Toc316_2818687434" text:style-name="Index_20_Link" text:visited-style-name="Index_20_Link">1.4. <text:s text:c="2"/>Deep Learning</text:a><text:tab/>2</text:p>
          <text:p text:style-name="P33"><text:a xlink:type="simple" xlink:href="#__RefHeading___Toc318_2818687434" text:style-name="Index_20_Link" text:visited-style-name="Index_20_Link">1.5. <text:s text:c="2"/>Politica Epsilon greedy</text:a><text:tab/>2</text:p>
          <text:p text:style-name="P33"><text:a xlink:type="simple" xlink:href="#__RefHeading___Toc320_2818687434" text:style-name="Index_20_Link" text:visited-style-name="Index_20_Link">1.6. <text:s text:c="2"/>Deep Q </text:a><text:a xlink:type="simple" xlink:href="#__RefHeading___Toc320_2818687434" text:style-name="Index_20_Link" text:visited-style-name="Index_20_Link">Learning</text:a><text:tab/>2</text:p>
          <text:p text:style-name="P33"><text:a xlink:type="simple" xlink:href="#__RefHeading___Toc322_2818687434" text:style-name="Index_20_Link" text:visited-style-name="Index_20_Link">1.7. <text:s text:c="2"/>Tema propusă</text:a><text:tab/>2</text:p>
          <text:p text:style-name="P34"><text:a xlink:type="simple" xlink:href="#__RefHeading___Toc324_2818687434" text:style-name="Index_20_Link" text:visited-style-name="Index_20_Link">1.7.1. <text:s text:c="2"/>Formularea problemei</text:a><text:tab/>2</text:p>
          <text:p text:style-name="P34"><text:a xlink:type="simple" xlink:href="#__RefHeading___Toc326_2818687434" text:style-name="Index_20_Link" text:visited-style-name="Index_20_Link">1.7.2. <text:s text:c="2"/>Obiectiv</text:a><text:tab/>2</text:p>
          <text:p text:style-name="P34"><text:a xlink:type="simple" xlink:href="#__RefHeading___Toc328_2818687434" text:style-name="Index_20_Link" text:visited-style-name="Index_20_Link">1.7.3. <text:s text:c="2"/>Justificare</text:a><text:tab/>2</text:p>
          <text:p text:style-name="P33"><text:a xlink:type="simple" xlink:href="#__RefHeading___Toc330_2818687434" text:style-name="Index_20_Link" text:visited-style-name="Index_20_Link">1.8. <text:s text:c="2"/>Tehnologii</text:a><text:tab/>2</text:p>
          <text:p text:style-name="P32"><text:a xlink:type="simple" xlink:href="#__RefHeading___Toc274_2818687434" text:style-name="Index_20_Link" text:visited-style-name="Index_20_Link">Capitolul 2. <text:s text:c="2"/>Proiectarea</text:a><text:tab/>3</text:p>
          <text:p text:style-name="P33"><text:a xlink:type="simple" xlink:href="#__RefHeading___Toc377_2818687434" text:style-name="Index_20_Link" text:visited-style-name="Index_20_Link">2.1. <text:s text:c="2"/>Specificații hardware</text:a><text:tab/>3</text:p>
          <text:p text:style-name="P33"><text:a xlink:type="simple" xlink:href="#__RefHeading___Toc379_2818687434" text:style-name="Index_20_Link" text:visited-style-name="Index_20_Link">2.2. <text:s text:c="2"/>Proiectarea Simulării</text:a><text:tab/>3</text:p>
          <text:p text:style-name="P33"><text:a xlink:type="simple" xlink:href="#__RefHeading___Toc381_2818687434" text:style-name="Index_20_Link" text:visited-style-name="Index_20_Link">2.3. <text:s text:c="2"/>Proiectarea indivizilor</text:a><text:tab/>3</text:p>
          <text:p text:style-name="P34"><text:a xlink:type="simple" xlink:href="#__RefHeading___Toc461_2818687434" text:style-name="Index_20_Link" text:visited-style-name="Index_20_Link">2.3.1. <text:s text:c="2"/>Stările de funcționare</text:a><text:tab/>3</text:p>
          <text:p text:style-name="P34"><text:a xlink:type="simple" xlink:href="#__RefHeading___Toc463_2818687434" text:style-name="Index_20_Link" text:visited-style-name="Index_20_Link">2.3.2. <text:s text:c="2"/>Formatul observațiilor</text:a><text:tab/>3</text:p>
          <text:p text:style-name="P34"><text:a xlink:type="simple" xlink:href="#__RefHeading___Toc465_2818687434" text:style-name="Index_20_Link" text:visited-style-name="Index_20_Link">2.3.3. <text:s text:c="2"/>Rețeaua neuronală</text:a><text:tab/>3</text:p>
          <text:p text:style-name="P33"><text:a xlink:type="simple" xlink:href="#__RefHeading___Toc383_2818687434" text:style-name="Index_20_Link" text:visited-style-name="Index_20_Link">2.4. <text:s text:c="2"/>Proiectarea sistemului de navigare</text:a><text:tab/>3</text:p>
          <text:p text:style-name="P33"><text:a xlink:type="simple" xlink:href="#__RefHeading___Toc385_2818687434" text:style-name="Index_20_Link" text:visited-style-name="Index_20_Link">2.5. <text:s text:c="2"/>Proiectarea sistemului de extindere a flăcărilor</text:a><text:tab/>3</text:p>
          <text:p text:style-name="P33"><text:a xlink:type="simple" xlink:href="#__RefHeading___Toc387_2818687434" text:style-name="Index_20_Link" text:visited-style-name="Index_20_Link">2.6. <text:s text:c="2"/>Proiectarea sistemului de generare și poziționare a indivizilor</text:a><text:tab/>3</text:p>
          <text:p text:style-name="P33"><text:a xlink:type="simple" xlink:href="#__RefHeading___Toc389_2818687434" text:style-name="Index_20_Link" text:visited-style-name="Index_20_Link">2.7. <text:s text:c="2"/>Sistemul de dispatch pentru thread-urile care trebuie să interacționeze cu interfața grafică</text:a><text:tab/>3</text:p>
          <text:p text:style-name="P33"><text:a xlink:type="simple" xlink:href="#__RefHeading___Toc391_2818687434" text:style-name="Index_20_Link" text:visited-style-name="Index_20_Link">2.8. <text:s text:c="2"/>Proiectarea DQN</text:a><text:tab/>3</text:p>
          <text:p text:style-name="P34"><text:a xlink:type="simple" xlink:href="#__RefHeading___Toc393_2818687434" text:style-name="Index_20_Link" text:visited-style-name="Index_20_Link">2.8.1. <text:s text:c="2"/>Rețeaua neuronală</text:a><text:tab/>3</text:p>
          <text:p text:style-name="P34"><text:a xlink:type="simple" xlink:href="#__RefHeading___Toc395_2818687434" text:style-name="Index_20_Link" text:visited-style-name="Index_20_Link">2.8.2. <text:s text:c="2"/>DQN</text:a><text:tab/>3</text:p>
          <text:p text:style-name="P35"><text:a xlink:type="simple" xlink:href="#__RefHeading___Toc397_2818687434" text:style-name="Index_20_Link" text:visited-style-name="Index_20_Link">2.8.2.1. <text:s text:c="2"/>Alegerea acțiunii pe baza politicii Epsilon greedy</text:a><text:tab/>3</text:p>
          <text:p text:style-name="P35"><text:a xlink:type="simple" xlink:href="#__RefHeading___Toc399_2818687434" text:style-name="Index_20_Link" text:visited-style-name="Index_20_Link">2.8.2.2. <text:s text:c="2"/>Învățarea pe baza experienței</text:a><text:tab/>3</text:p>
          <text:p text:style-name="P32"><text:a xlink:type="simple" xlink:href="#__RefHeading___Toc276_2818687434" text:style-name="Index_20_Link" text:visited-style-name="Index_20_Link">Capitolul 3. <text:s text:c="2"/>Implementarea</text:a><text:tab/>4</text:p>
          <text:p text:style-name="P33"><text:a xlink:type="simple" xlink:href="#__RefHeading___Toc467_2818687434" text:style-name="Index_20_Link" text:visited-style-name="Index_20_Link">3.1. <text:s text:c="2"/>Scena simulării</text:a><text:tab/>4</text:p>
          <text:p text:style-name="P34"><text:a xlink:type="simple" xlink:href="#__RefHeading___Toc469_2818687434" text:style-name="Index_20_Link" text:visited-style-name="Index_20_Link">3.1.1. <text:s text:c="2"/>Clădirea</text:a><text:tab/>4</text:p>
          <text:p text:style-name="P34"><text:a xlink:type="simple" xlink:href="#__RefHeading___Toc471_2818687434" text:style-name="Index_20_Link" text:visited-style-name="Index_20_Link">3.1.2. <text:s text:c="2"/>Nodurile de foc</text:a><text:tab/>4</text:p>
          <text:p text:style-name="P34"><text:a xlink:type="simple" xlink:href="#__RefHeading___Toc473_2818687434" text:style-name="Index_20_Link" text:visited-style-name="Index_20_Link">3.1.3. <text:s text:c="2"/>Individul</text:a><text:tab/>4</text:p>
          <text:p text:style-name="P35"><text:a xlink:type="simple" xlink:href="#__RefHeading___Toc475_2818687434" text:style-name="Index_20_Link" text:visited-style-name="Index_20_Link">3.1.3.1. <text:s text:c="2"/>Parametrii DQN</text:a><text:tab/>4</text:p>
          <text:p text:style-name="P35"><text:a xlink:type="simple" xlink:href="#__RefHeading___Toc477_2818687434" text:style-name="Index_20_Link" text:visited-style-name="Index_20_Link">3.1.3.2. <text:s text:c="2"/>Mișcarea și corectarea direcției</text:a><text:tab/>4</text:p>
          <text:p text:style-name="P35"><text:a xlink:type="simple" xlink:href="#__RefHeading___Toc479_2818687434" text:style-name="Index_20_Link" text:visited-style-name="Index_20_Link">3.1.3.3. <text:s text:c="2"/>În siguranță. Blocat. Mort.</text:a><text:tab/>4</text:p>
          <text:p text:style-name="P33"><text:a xlink:type="simple" xlink:href="#__RefHeading___Toc481_2818687434" text:style-name="Index_20_Link" text:visited-style-name="Index_20_Link">3.2. <text:s text:c="2"/>Necesitatea paralelizării</text:a><text:tab/>4</text:p>
          <text:p text:style-name="P33"><text:a xlink:type="simple" xlink:href="#__RefHeading___Toc483_2818687434" text:style-name="Index_20_Link" text:visited-style-name="Index_20_Link">3.3. <text:s text:c="2"/>Managementul căii de navigare</text:a><text:tab/>4</text:p>
          <text:p text:style-name="P34"><text:a xlink:type="simple" xlink:href="#__RefHeading___Toc485_2818687434" text:style-name="Index_20_Link" text:visited-style-name="Index_20_Link">3.3.1. <text:s text:c="2"/>Consumul nodurilor</text:a><text:tab/>4</text:p>
          <text:p text:style-name="P34"><text:a xlink:type="simple" xlink:href="#__RefHeading___Toc487_2818687434" text:style-name="Index_20_Link" text:visited-style-name="Index_20_Link">3.3.2. <text:s text:c="2"/>Recalcularea căii de navigare</text:a><text:tab/>4</text:p>
          <text:p text:style-name="P33"><text:a xlink:type="simple" xlink:href="#__RefHeading___Toc489_2818687434" text:style-name="Index_20_Link" text:visited-style-name="Index_20_Link">3.4. <text:s text:c="2"/>Unity Dispatcher și scalabilitatea utilizării acestuia</text:a><text:tab/>4</text:p>
          <text:p text:style-name="P33"><text:soft-page-break/><text:a xlink:type="simple" xlink:href="#__RefHeading___Toc521_2818687434" text:style-name="Index_20_Link" text:visited-style-name="Index_20_Link">3.5. <text:s text:c="2"/>Modul general de funcționare</text:a><text:tab/>4</text:p>
          <text:p text:style-name="P34"><text:a xlink:type="simple" xlink:href="#__RefHeading___Toc523_2818687434" text:style-name="Index_20_Link" text:visited-style-name="Index_20_Link">3.5.1. <text:s text:c="2"/>Meniul și configurările</text:a><text:tab/>4</text:p>
          <text:p text:style-name="P34"><text:a xlink:type="simple" xlink:href="#__RefHeading___Toc525_2818687434" text:style-name="Index_20_Link" text:visited-style-name="Index_20_Link">3.5.2. <text:s text:c="2"/>Simularea</text:a><text:tab/>4</text:p>
          <text:p text:style-name="P34"><text:a xlink:type="simple" xlink:href="#__RefHeading___Toc527_2818687434" text:style-name="Index_20_Link" text:visited-style-name="Index_20_Link">3.5.3. <text:s text:c="2"/>Controalele în timpul simulării</text:a><text:tab/>4</text:p>
          <text:p text:style-name="P33"><text:a xlink:type="simple" xlink:href="#__RefHeading___Toc529_2818687434" text:style-name="Index_20_Link" text:visited-style-name="Index_20_Link">3.6. <text:s text:c="2"/>Rezultate</text:a><text:tab/>4</text:p>
          <text:p text:style-name="P34"><text:a xlink:type="simple" xlink:href="#__RefHeading___Toc531_2818687434" text:style-name="Index_20_Link" text:visited-style-name="Index_20_Link">3.6.1. <text:s text:c="2"/>Rezultatele rundei de simulare</text:a><text:tab/>4</text:p>
          <text:p text:style-name="P34"><text:a xlink:type="simple" xlink:href="#__RefHeading___Toc533_2818687434" text:style-name="Index_20_Link" text:visited-style-name="Index_20_Link">3.6.2. <text:s text:c="2"/>Rezultatele totale</text:a><text:tab/>4</text:p>
          <text:p text:style-name="P32"><text:a xlink:type="simple" xlink:href="#__RefHeading___Toc278_2818687434" text:style-name="Index_20_Link" text:visited-style-name="Index_20_Link">Capitolul 4. <text:s text:c="2"/>Testare</text:a><text:tab/>5</text:p>
          <text:p text:style-name="P33"><text:a xlink:type="simple" xlink:href="#__RefHeading___Toc565_2818687434" text:style-name="Index_20_Link" text:visited-style-name="Index_20_Link">4.1. <text:s text:c="2"/>Antrenarea</text:a><text:tab/>5</text:p>
          <text:p text:style-name="P33"><text:a xlink:type="simple" xlink:href="#__RefHeading___Toc567_2818687434" text:style-name="Index_20_Link" text:visited-style-name="Index_20_Link">4.2. <text:s text:c="2"/>Testarea propriu zisă</text:a><text:tab/>5</text:p>
          <text:p text:style-name="P32"><text:a xlink:type="simple" xlink:href="#__RefHeading__6364_982623240" text:style-name="Index_20_Link" text:visited-style-name="Index_20_Link"><text:s/>Concluzii</text:a><text:tab/>6</text:p>
          <text:p text:style-name="P32"><text:a xlink:type="simple" xlink:href="#__RefHeading__6324_59671573" text:style-name="Index_20_Link" text:visited-style-name="Index_20_Link"><text:s/>Bibliografie</text:a><text:tab/>7</text:p>
          <text:p text:style-name="P32"><text:a xlink:type="simple" xlink:href="#__RefHeading__6326_59671573" text:style-name="Index_20_Link" text:visited-style-name="Index_20_Link"><text:s/>Anexe.</text:a><text:tab/>8</text:p>
        </text:index-body>
      </text:table-of-content>
      <text:p text:style-name="_5f_TEXT"/>
      <text:p text:style-name="P47"><text:span text:style-name="T16">Simulator de evacuare </text:span></text:p>
      <text:p text:style-name="P46"><text:span text:style-name="T4">și</text:span></text:p>
      <text:p text:style-name="P46"><text:span text:style-name="T4">influența</text:span></text:p>
      <text:p text:style-name="P46"><text:span text:style-name="T4">Deep </text:span><text:span text:style-name="T18">Q</text:span><text:span text:style-name="T4"> Learning și A*</text:span></text:p>
      <text:p text:style-name="P9"/>
      <text:p text:style-name="P45">Ionuț-Leonaș Ungureanu</text:p>
      <text:p text:style-name="P9"/>
      <text:p text:style-name="P10"><text:bookmark-start text:name="__RefHeading__657_1071978123"/>Rezumat<text:bookmark-end text:name="__RefHeading__657_1071978123"/></text:p>
      <text:p text:style-name="P6"/>
      <text:p text:style-name="P6"/>
      <text:p text:style-name="_5f_TEXT"><draw:frame draw:style-name="fr1" draw:name="Frame_Rezumat" text:anchor-type="paragraph" svg:width="6.4957in" svg:height="6.7563in" draw:z-index="0"><draw:text-box><text:p text:style-name="_5f_TEXT">Introduceți aici un scurt rezumat al lucrării<text:span text:style-name="T5">...</text:span></text:p></draw:text-box></draw:frame></text:p>
      <text:h text:style-name="P13" text:outline-level="1"><text:bookmark-start text:name="__RefHeading__5011_1794362497"/>Introducere<text:bookmark-end text:name="__RefHeading__5011_1794362497"/></text:h>
      <text:p text:style-name="_5f_TEXT"/>
      <text:h text:style-name="_31__20_Capitol" text:outline-level="1"><text:bookmark-start text:name="__RefHeading___Toc272_2818687434"/>Fundamentul teoretic<text:bookmark-end text:name="__RefHeading___Toc272_2818687434"/></text:h>
      <text:h text:style-name="P14" text:outline-level="2"><text:bookmark-start text:name="__RefHeading___Toc310_2818687434"/>Algoritmul Q<text:bookmark-end text:name="__RefHeading___Toc310_2818687434"/></text:h>
      <text:h text:style-name="P14" text:outline-level="2"><text:bookmark-start text:name="__RefHeading___Toc312_2818687434"/>Algoritmul A*<text:bookmark-end text:name="__RefHeading___Toc312_2818687434"/></text:h>
      <text:h text:style-name="P14" text:outline-level="2"><text:bookmark-start text:name="__RefHeading___Toc314_2818687434"/>Rețele neuronale<text:bookmark-end text:name="__RefHeading___Toc314_2818687434"/></text:h>
      <text:h text:style-name="P14" text:outline-level="2"><text:bookmark-start text:name="__RefHeading___Toc316_2818687434"/>Deep Learning<text:bookmark-end text:name="__RefHeading___Toc316_2818687434"/></text:h>
      <text:h text:style-name="P14" text:outline-level="2"><text:bookmark-start text:name="__RefHeading___Toc318_2818687434"/>Politica Epsilon greedy<text:bookmark-end text:name="__RefHeading___Toc318_2818687434"/></text:h>
      <text:h text:style-name="P14" text:outline-level="2"><text:bookmark-start text:name="__RefHeading___Toc320_2818687434"/>Deep Q <text:span text:style-name="T19">Learning</text:span><text:bookmark-end text:name="__RefHeading___Toc320_2818687434"/></text:h>
      <text:h text:style-name="P15" text:outline-level="2"><text:bookmark-start text:name="__RefHeading___Toc322_2818687434"/>Tema propusă<text:bookmark-end text:name="__RefHeading___Toc322_2818687434"/></text:h>
      <text:h text:style-name="P21" text:outline-level="3"><text:bookmark-start text:name="__RefHeading___Toc324_2818687434"/>Formularea problemei<text:bookmark-end text:name="__RefHeading___Toc324_2818687434"/></text:h>
      <text:h text:style-name="P21" text:outline-level="3"><text:bookmark-start text:name="__RefHeading___Toc326_2818687434"/>Obiectiv<text:bookmark-end text:name="__RefHeading___Toc326_2818687434"/></text:h>
      <text:h text:style-name="P21" text:outline-level="3"><text:bookmark-start text:name="__RefHeading___Toc328_2818687434"/>Justificare<text:bookmark-end text:name="__RefHeading___Toc328_2818687434"/></text:h>
      <text:h text:style-name="P15" text:outline-level="2"><text:bookmark-start text:name="__RefHeading___Toc330_2818687434"/>Tehnologii<text:bookmark-end text:name="__RefHeading___Toc330_2818687434"/></text:h>
      <text:h text:style-name="_31__20_Capitol" text:outline-level="1"><text:bookmark-start text:name="__RefHeading___Toc274_2818687434"/>Proiectarea<text:bookmark-end text:name="__RefHeading___Toc274_2818687434"/></text:h>
      <text:h text:style-name="P16" text:outline-level="2"><text:bookmark-start text:name="__RefHeading___Toc377_2818687434"/>Specificații hardware<text:bookmark-end text:name="__RefHeading___Toc377_2818687434"/></text:h>
      <text:h text:style-name="P16" text:outline-level="2"><text:bookmark-start text:name="__RefHeading___Toc379_2818687434"/>Proiectarea Simulării<text:bookmark-end text:name="__RefHeading___Toc379_2818687434"/></text:h>
      <text:h text:style-name="P16" text:outline-level="2"><text:bookmark-start text:name="__RefHeading___Toc381_2818687434"/>Proiectarea indivizilor<text:bookmark-end text:name="__RefHeading___Toc381_2818687434"/></text:h>
      <text:h text:style-name="P24" text:outline-level="3"><text:bookmark-start text:name="__RefHeading___Toc461_2818687434"/>Stările de funcționare<text:bookmark-end text:name="__RefHeading___Toc461_2818687434"/></text:h>
      <text:h text:style-name="P24" text:outline-level="3"><text:bookmark-start text:name="__RefHeading___Toc463_2818687434"/>Formatul observațiilor<text:bookmark-end text:name="__RefHeading___Toc463_2818687434"/></text:h>
      <text:h text:style-name="P24" text:outline-level="3"><text:bookmark-start text:name="__RefHeading___Toc465_2818687434"/>Rețeaua neuronală<text:bookmark-end text:name="__RefHeading___Toc465_2818687434"/></text:h>
      <text:h text:style-name="_32__20_Subcapitol" text:outline-level="2"><text:bookmark-start text:name="__RefHeading___Toc383_2818687434"/>Proiectarea sistemului de navigare<text:bookmark-end text:name="__RefHeading___Toc383_2818687434"/></text:h>
      <text:h text:style-name="P16" text:outline-level="2"><text:bookmark-start text:name="__RefHeading___Toc385_2818687434"/>Proiectarea sistemului de extindere a flăcărilor<text:bookmark-end text:name="__RefHeading___Toc385_2818687434"/></text:h>
      <text:h text:style-name="P16" text:outline-level="2"><text:bookmark-start text:name="__RefHeading___Toc387_2818687434"/>Proiectarea sistemului de generare și poziționare a indivizilor<text:bookmark-end text:name="__RefHeading___Toc387_2818687434"/></text:h>
      <text:h text:style-name="P17" text:outline-level="2"><text:bookmark-start text:name="__RefHeading___Toc389_2818687434"/>Sistemul de dispatch pentru thread-urile care trebuie să interacționeze cu interfața grafică<text:bookmark-end text:name="__RefHeading___Toc389_2818687434"/></text:h>
      <text:h text:style-name="P17" text:outline-level="2"><text:bookmark-start text:name="__RefHeading___Toc391_2818687434"/>Proiectarea DQN<text:bookmark-end text:name="__RefHeading___Toc391_2818687434"/></text:h>
      <text:h text:style-name="P22" text:outline-level="3"><text:bookmark-start text:name="__RefHeading___Toc393_2818687434"/>Rețeaua neuronală<text:bookmark-end text:name="__RefHeading___Toc393_2818687434"/></text:h>
      <text:h text:style-name="P22" text:outline-level="3"><text:bookmark-start text:name="__RefHeading___Toc395_2818687434"/>DQN<text:bookmark-end text:name="__RefHeading___Toc395_2818687434"/></text:h>
      <text:h text:style-name="P28" text:outline-level="4"><text:bookmark-start text:name="__RefHeading___Toc397_2818687434"/>Alegerea acțiunii pe baza politicii Epsilon greedy<text:bookmark-end text:name="__RefHeading___Toc397_2818687434"/></text:h>
      <text:h text:style-name="P28" text:outline-level="4"><text:bookmark-start text:name="__RefHeading___Toc399_2818687434"/>Învățarea pe baza experienței<text:bookmark-end text:name="__RefHeading___Toc399_2818687434"/></text:h>
      <text:h text:style-name="P12" text:outline-level="1"><text:bookmark-start text:name="__RefHeading___Toc276_2818687434"/>Implementarea<text:bookmark-end text:name="__RefHeading___Toc276_2818687434"/></text:h>
      <text:h text:style-name="P18" text:outline-level="2"><text:bookmark-start text:name="__RefHeading___Toc467_2818687434"/>Scena simulării<text:bookmark-end text:name="__RefHeading___Toc467_2818687434"/></text:h>
      <text:h text:style-name="P23" text:outline-level="3"><text:bookmark-start text:name="__RefHeading___Toc469_2818687434"/>Clădirea<text:bookmark-end text:name="__RefHeading___Toc469_2818687434"/></text:h>
      <text:h text:style-name="P23" text:outline-level="3"><text:bookmark-start text:name="__RefHeading___Toc471_2818687434"/>Nodurile de foc<text:bookmark-end text:name="__RefHeading___Toc471_2818687434"/></text:h>
      <text:h text:style-name="P23" text:outline-level="3"><text:bookmark-start text:name="__RefHeading___Toc473_2818687434"/>Individul<text:bookmark-end text:name="__RefHeading___Toc473_2818687434"/></text:h>
      <text:h text:style-name="P30" text:outline-level="4"><text:bookmark-start text:name="__RefHeading___Toc475_2818687434"/>Parametrii DQN<text:bookmark-end text:name="__RefHeading___Toc475_2818687434"/></text:h>
      <text:h text:style-name="P29" text:outline-level="4"><text:bookmark-start text:name="__RefHeading___Toc477_2818687434"/>Mișcarea și corectarea direcției<text:bookmark-end text:name="__RefHeading___Toc477_2818687434"/></text:h>
      <text:h text:style-name="P29" text:outline-level="4"><text:bookmark-start text:name="__RefHeading___Toc479_2818687434"/>În siguranță. Blocat. Mort.<text:bookmark-end text:name="__RefHeading___Toc479_2818687434"/></text:h>
      <text:h text:style-name="P18" text:outline-level="2"><text:bookmark-start text:name="__RefHeading___Toc481_2818687434"/>Necesitatea paralelizării<text:bookmark-end text:name="__RefHeading___Toc481_2818687434"/></text:h>
      <text:h text:style-name="P18" text:outline-level="2"><text:bookmark-start text:name="__RefHeading___Toc483_2818687434"/>Managementul căii de navigare<text:bookmark-end text:name="__RefHeading___Toc483_2818687434"/></text:h>
      <text:h text:style-name="P24" text:outline-level="3"><text:bookmark-start text:name="__RefHeading___Toc485_2818687434"/>Consumul nodurilor<text:bookmark-end text:name="__RefHeading___Toc485_2818687434"/></text:h>
      <text:h text:style-name="P24" text:outline-level="3"><text:bookmark-start text:name="__RefHeading___Toc487_2818687434"/>Recalcularea căii de navigare<text:bookmark-end text:name="__RefHeading___Toc487_2818687434"/></text:h>
      <text:h text:style-name="P18" text:outline-level="2"><text:bookmark-start text:name="__RefHeading___Toc489_2818687434"/>Unity Dispatcher și scalabilitatea utilizării acestuia<text:bookmark-end text:name="__RefHeading___Toc489_2818687434"/></text:h>
      <text:h text:style-name="P19" text:outline-level="2"><text:bookmark-start text:name="__RefHeading___Toc521_2818687434"/>Modul general de funcționare<text:bookmark-end text:name="__RefHeading___Toc521_2818687434"/></text:h>
      <text:h text:style-name="P26" text:outline-level="3"><text:bookmark-start text:name="__RefHeading___Toc523_2818687434"/>Meniul și configurările<text:bookmark-end text:name="__RefHeading___Toc523_2818687434"/></text:h>
      <text:h text:style-name="P27" text:outline-level="3"><text:bookmark-start text:name="__RefHeading___Toc525_2818687434"/><text:span text:style-name="T20">Simularea</text:span><text:bookmark-end text:name="__RefHeading___Toc525_2818687434"/></text:h>
      <text:h text:style-name="P26" text:outline-level="3"><text:bookmark-start text:name="__RefHeading___Toc527_2818687434"/>Controalele în timpul simulării<text:bookmark-end text:name="__RefHeading___Toc527_2818687434"/></text:h>
      <text:h text:style-name="P19" text:outline-level="2"><text:bookmark-start text:name="__RefHeading___Toc529_2818687434"/>Rezultate<text:bookmark-end text:name="__RefHeading___Toc529_2818687434"/></text:h>
      <text:h text:style-name="P25" text:outline-level="3"><text:bookmark-start text:name="__RefHeading___Toc531_2818687434"/>Rezultatele rundei de simulare<text:bookmark-end text:name="__RefHeading___Toc531_2818687434"/></text:h>
      <text:h text:style-name="P25" text:outline-level="3"><text:bookmark-start text:name="__RefHeading___Toc533_2818687434"/>Rezultatele totale<text:bookmark-end text:name="__RefHeading___Toc533_2818687434"/></text:h>
      <text:h text:style-name="P12" text:outline-level="1"><text:bookmark-start text:name="__RefHeading___Toc278_2818687434"/>Testare<text:bookmark-end text:name="__RefHeading___Toc278_2818687434"/></text:h>
      <text:h text:style-name="P20" text:outline-level="2"><text:bookmark-start text:name="__RefHeading___Toc565_2818687434"/>Antrenarea<text:bookmark-end text:name="__RefHeading___Toc565_2818687434"/></text:h>
      <text:h text:style-name="P20" text:outline-level="2"><text:bookmark-start text:name="__RefHeading___Toc567_2818687434"/>Testarea propriu zisă<text:bookmark-end text:name="__RefHeading___Toc567_2818687434"/></text:h>
      <text:h text:style-name="P11" text:outline-level="1"><text:bookmark-start text:name="__RefHeading__6364_982623240"/>Concluzii<text:bookmark-end text:name="__RefHeading__6364_982623240"/></text:h>
      <text:p text:style-name="_5f_TEXT"/>
      <text:p text:style-name="_5f_TEXT"/>
      <text:p text:style-name="P5"/>
      <text:h text:style-name="P11" text:outline-level="1"><text:bookmark-start text:name="__RefHeading__6324_59671573"/><text:bookmark-start text:name="BIBLIOGRAFIE"/><text:span text:style-name="T6">B</text:span><text:bookmark-end text:name="BIBLIOGRAFIE"/><text:span text:style-name="T7">ibliografie</text:span><text:bookmark-end text:name="__RefHeading__6324_59671573"/></text:h>
      <text:bibliography text:style-name="Sect1" text:name="Bibliography2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Proceedings of the </text:index-entry-span>
            <text:index-entry-bibliography text:style-name="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editor"/>
            <text:index-entry-span>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span>„</text:index-entry-span>
            <text:index-entry-bibliography text:style-name="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ddress"/>
            <text:index-entry-span>.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 [Online], Disponibil la adresa: </text:index-entry-span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  <text:index-entry-span>, Accesat: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]</text:index-entry-span>
            <text:index-entry-tab-stop style:type="left" style:position="0.3937in" style:leader-char=" "/>
            <text:index-entry-bibliography text:style-name="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„</text:index-entry-span>
            <text:index-entry-bibliography text:style-name="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" text:bibliography-data-field="title"/>
            <text:index-entry-span>”, </text:index-entry-span>
            <text:index-entry-bibliography text:style-name="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volume"/>
            <text:index-entry-span>, pp. </text:index-entry-span>
            <text:index-entry-bibliography text:style-name="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ages"/>
            <text:index-entry-span>, </text:index-entry-span>
            <text:index-entry-bibliography text:style-name="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.</text:index-entry-span>
          </text:bibliography-entry-template>
        </text:bibliography-source>
        <text:index-body>
          <text:p text:style-name="Text_20_body"/>
        </text:index-body>
      </text:bibliography>
      <text:h text:style-name="P11" text:outline-level="1"><text:bookmark-start text:name="__RefHeading__6326_59671573"/><text:span text:style-name="T8">A</text:span>nexe<text:span text:style-name="T9">.</text:span><text:bookmark-end text:name="__RefHeading__6326_59671573"/></text:h>
      <text:h text:style-name="P31" text:outline-level="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 loext:opacity="100%"/>
    </style:style>
    <style:style style:name="Heading" style:family="paragraph" style:parent-style-name="Text_20_body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in" style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in" fo:margin-bottom="0.1575in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0.4925in" fo:margin-right="0in" fo:margin-top="0.1665in" fo:margin-bottom="0.1665in" style:contextual-spacing="false" fo:text-indent="0in" style:auto-text-indent="false" style:page-number="auto" fo:break-before="page" style:shadow="none" text:number-lines="true" text:line-number="0">
        <style:tab-stops>
          <style:tab-stop style:position="0.2992in"/>
        </style:tab-stops>
      </style:paragraph-properties>
      <style:text-properties fo:color="#004586" loext:opacity="100%" style:font-name="Times New Roman2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0.4925in" fo:margin-right="0in" fo:margin-top="0.1654in" fo:margin-bottom="0.0827in" style:contextual-spacing="false" fo:text-indent="0in" style:auto-text-indent="false" style:page-number="auto" fo:background-color="transparent" style:shadow="none">
        <style:tab-stops/>
      </style:paragraph-properties>
      <style:text-properties fo:color="#004586" loext:opacity="100%" style:font-name="Times New Roman1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style:contextual-spacing="false" fo:text-indent="0in" style:auto-text-indent="false" style:page-number="auto"/>
      <style:text-properties fo:color="#004586" loext:opacity="100%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0.4925in" fo:margin-right="0in" fo:margin-top="0.1654in" fo:margin-bottom="0.0827in" style:contextual-spacing="false" fo:line-height="100%" fo:text-indent="0in" style:auto-text-indent="false" style:page-number="auto"/>
      <style:text-properties fo:color="#004586" loext:opacity="100%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0827in" fo:margin-bottom="0in" style:contextual-spacing="false" style:page-number="auto"/>
      <style:text-properties fo:color="#004586" loext:opacity="100%" fo:font-size="11pt"/>
    </style:style>
    <style:style style:name="Figura" style:family="paragraph" style:parent-style-name="Caption" style:master-page-name="">
      <style:paragraph-properties fo:margin-top="0in" fo:margin-bottom="0in" style:contextual-spacing="false" style:page-number="auto"/>
      <style:text-properties fo:color="#004586" loext:opacity="100%" fo:font-size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248in" style:contextual-spacing="false" fo:text-indent="0in" style:auto-text-indent="false" text:number-lines="false" text:line-number="0"/>
      <style:text-properties style:font-name="Times New Roman2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in" fo:margin-right="0in" fo:margin-top="0in" fo:margin-bottom="0in" style:contextual-spacing="false" fo:line-height="115%" fo:text-indent="0in" style:auto-text-indent="false" fo:background-color="transparent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line-height="115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line-height="115%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in" fo:margin-right="0in" fo:margin-top="0in" fo:margin-bottom="0in" style:contextual-spacing="false" fo:text-indent="0in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.3937in" fo:margin-right="0in" fo:margin-top="0in" fo:margin-bottom="0.0398in" style:contextual-spacing="false" fo:line-height="100%" fo:text-align="justify" style:justify-single-word="false" fo:keep-together="always" fo:text-indent="-0.3937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in" fo:margin-right="0in" fo:text-align="center" style:justify-single-word="false" fo:text-indent="0in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1965in" fo:margin-right="0in" fo:margin-top="0in" fo:margin-bottom="0in" style:contextual-spacing="false" fo:text-align="justify" style:justify-single-word="false" fo:keep-together="always" fo:text-indent="-0.1965in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loext:hidden="true" style:hidden="true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0.4925in" fo:margin-right="0in" fo:margin-top="0.1654in" fo:margin-bottom="0.0827in" style:contextual-spacing="false" fo:text-indent="0in" style:auto-text-indent="false" style:page-number="auto"/>
      <style:text-properties fo:color="#004586" loext:opacity="100%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.4925in" fo:margin-right="0in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.0827in" fo:margin-bottom="0.0827in" style:contextual-spacing="false" fo:text-indent="-0.25in" style:auto-text-indent="false"/>
    </style:style>
    <style:style style:name="Table" style:family="paragraph" loext:hidden="true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0827in" fo:margin-bottom="0.0827in" style:contextual-spacing="true" style:page-number="auto" fo:background-color="transparent" fo:padding-left="0.1654in" fo:padding-right="0.1654in" fo:padding-top="0.0827in" fo:padding-bottom="0.0827in" fo:border="0.06pt solid #b3b3b3" style:shadow="none">
        <style:tab-stops>
          <style:tab-stop style:position="0.252in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1654in" fo:margin-right="0in" fo:line-height="125%" fo:text-indent="0in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in" fo:margin-right="0in" fo:text-align="end" style:justify-single-word="false" fo:text-indent="0in" style:auto-text-indent="false" style:page-number="auto" fo:padding="0.0193in" fo:border-left="none" fo:border-right="none" fo:border-top="none" fo:border-bottom="0.2pt solid #000000" style:shadow="none" text:number-lines="false" text:line-number="0">
        <style:tab-stops>
          <style:tab-stop style:position="0.252in" style:type="right"/>
        </style:tab-stops>
      </style:paragraph-properties>
      <style:text-properties fo:color="#000000" loext:opacity="100%"/>
    </style:style>
    <style:style style:name="Header_20_left" style:display-name="Header left" style:family="paragraph" style:parent-style-name="Text_20_body" style:class="extra">
      <style:paragraph-properties fo:margin-left="0in" fo:margin-right="0in" fo:text-align="start" style:justify-single-word="false" fo:text-indent="0in" style:auto-text-indent="false" fo:padding="0.0193in" fo:border-left="none" fo:border-right="none" fo:border-top="none" fo:border-bottom="0.2pt solid #000000" style:shadow="none" text:number-lines="false" text:line-number="0">
        <style:tab-stops>
          <style:tab-stop style:position="0.252in"/>
        </style:tab-stops>
      </style:paragraph-properties>
      <style:text-properties fo:color="#000000" loext:opacity="100%"/>
    </style:style>
    <style:style style:name="Text_20_Box" style:display-name="Text Box" style:family="paragraph" style:default-outline-level="" style:list-style-name="" style:master-page-name="">
      <style:paragraph-properties fo:margin-left="0in" fo:margin-right="0in" fo:text-indent="0in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rawing" style:family="paragraph" loext:hidden="true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in" fo:margin-right="0in" fo:text-indent="0.5in" style:auto-text-indent="false"/>
    </style:style>
    <style:style style:name="_5f_TEXT" style:display-name="_TEXT" style:family="paragraph">
      <style:paragraph-properties fo:margin-left="0in" fo:margin-right="0in" fo:text-align="justify" style:justify-single-word="false" fo:text-indent="0.5in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in" fo:margin-right="0in" fo:margin-top="0.1654in" fo:margin-bottom="0.1654in" style:contextual-spacing="false" fo:text-indent="0.5in" style:auto-text-indent="false" style:page-number="auto" fo:break-before="page"/>
      <style:text-properties fo:color="#004586" loext:opacity="100%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0.5in" fo:margin-right="0in" fo:margin-top="0.1654in" fo:margin-bottom="0.0827in" style:contextual-spacing="false" fo:text-indent="0in" style:auto-text-indent="false" style:page-number="auto"/>
      <style:text-properties fo:color="#004586" loext:opacity="100%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0.5in" fo:margin-right="0in" fo:margin-top="0.1654in" fo:margin-bottom="0.0827in" style:contextual-spacing="false" fo:text-indent="0in" style:auto-text-indent="false"/>
      <style:text-properties fo:color="#004586" loext:opacity="100%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0.5in" fo:margin-right="0in" fo:margin-top="0.1654in" fo:margin-bottom="0.0827in" style:contextual-spacing="false" fo:text-indent="0in" style:auto-text-indent="false" style:page-number="auto" style:snap-to-layout-grid="false"/>
      <style:text-properties fo:color="#004586" loext:opacity="100%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0.5in" fo:margin-right="0in" fo:margin-top="0.1654in" fo:margin-bottom="0.0827in" style:contextual-spacing="false" fo:text-indent="0in" style:auto-text-indent="false"/>
      <style:text-properties fo:color="#004586" loext:opacity="100%" fo:font-size="13pt" fo:font-style="italic" fo:font-weight="bold" style:font-size-asian="13pt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1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loext:opacity="100%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in" svg:y="0in" fo:margin-top="0in" fo:margin-bottom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in" fo:margin-right="0in" fo:margin-top="0.0827in" fo:margin-bottom="0.0827in" style:wrap="none" style:vertical-pos="top" style:vertical-rel="paragraph-content" style:horizontal-pos="center" style:horizontal-rel="page-content" fo:padding="0in" fo:border="none" style:shadow="none" draw:shadow-opacity="100%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5" style:num-prefix="Anexa " style:num-suffix=". 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25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1244in" fo:margin-left="1.75in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2.25in" fo:text-indent="-0.1244in" fo:margin-left="2.25in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1244in" fo:margin-left="2.75in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1244in" fo:margin-left="3.25in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25in" fo:text-indent="-0.1244in" fo:margin-left="1.25in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1.75in" fo:text-indent="-0.1264in" fo:margin-left="1.752in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252in" fo:text-indent="-0.1264in" fo:margin-left="2.252in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752in" fo:text-indent="-0.1264in" fo:margin-left="2.752in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252in" fo:text-indent="-0.1264in" fo:margin-left="3.252in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1.25in" fo:text-indent="-0.0453in" fo:margin-left="1.2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0453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0453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0453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0453in" fo:margin-left="3.2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1in" fo:text-indent="-0.1256in" fo:margin-left="1in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1.252in" fo:text-indent="-0.1264in" fo:margin-left="1.252in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1.5in" fo:text-indent="-0.1256in" fo:margin-left="1.5in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1.752in" fo:text-indent="-0.1264in" fo:margin-left="1.752in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2in" fo:text-indent="-0.1256in" fo:margin-left="2in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2.252in" fo:text-indent="-0.1264in" fo:margin-left="2.252in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2.5in" fo:text-indent="-0.1256in" fo:margin-left="2.5in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2.752in" fo:text-indent="-0.1264in" fo:margin-left="2.752in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3in" fo:text-indent="-0.1256in" fo:margin-left="3in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3.252in" fo:text-indent="-0.1264in" fo:margin-left="3.252in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0472in" fo:margin-left="1in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1.252in" fo:text-indent="-0.0472in" fo:margin-left="1.25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0472in" fo:margin-left="1.5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752in" fo:text-indent="-0.0472in" fo:margin-left="1.752in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2in" fo:text-indent="-0.0472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2in" fo:text-indent="-0.0472in" fo:margin-left="2.252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0472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752in" fo:text-indent="-0.0472in" fo:margin-left="2.752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0472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3.252in" fo:text-indent="-0.0472in" fo:margin-left="3.252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in" fo:margin-right="0in" fo:text-align="center" style:justify-single-word="false" fo:text-indent="0in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color="#000000" loext:opacity="100%" style:text-outline="false" style:text-line-through-style="none" style:text-line-through-type="none" fo:font-size="11pt" fo:language="ro" fo:country="RO" officeooo:rsid="01421cd6" officeooo:paragraph-rsid="01421cd6" style:text-blinking="false" style:font-size-asian="11pt" style:font-size-complex="11pt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424459"/>
    </style:style>
    <style:style style:name="MT2" style:family="text">
      <style:text-properties officeooo:rsid="01033d38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 style:page-usage="mirrored">
      <style:page-layout-properties fo:page-width="8.2681in" fo:page-height="11.6929in" style:num-format="I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2681in" fo:page-height="11.6929in" style:num-format="1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" style:print-orientation="portrait" fo:margin-top="0.7874in" fo:margin-bottom="0.7874in" fo:margin-left="0.9839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HTML" style:page-layout-name="Mpm2"/>
    <style:master-page style:name="Coperta" style:page-layout-name="Mpm3" draw:style-name="Mdp1" style:next-style-name="Declarație">
      <style:footer>
        <text:p text:style-name="MP1">Iași, 20<text:span text:style-name="MT1">22</text:span></text:p>
      </style:footer>
    </style:master-page>
    <style:master-page style:name="Cuprins" style:page-layout-name="Mpm4" draw:style-name="Mdp1"/>
    <style:master-page style:name="Corp_5f_Lucrare" style:display-name="Corp_Lucrare" style:page-layout-name="Mpm5" draw:style-name="Mdp1">
      <style:header>
        <text:p text:style-name="MP2"><text:chapter text:display="number-and-name" text:outline-level="1">Bibliografie</text:chapter></text:p>
      </style:header>
      <style:header-left>
        <text:p text:style-name="MP3"><text:span text:style-name="MT2">I</text:span>onuț-Leonaș Ungureanu</text:p>
      </style:header-left>
      <style:footer>
        <text:p text:style-name="MP4"><text:page-number text:select-page="current">7</text:page-number></text:p>
      </style:footer>
      <style:footer-left>
        <text:p text:style-name="MP5"><text:page-number text:select-page="current">8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draw:style-name="Mdp1" style:next-style-name="Cuprins"/>
    <style:master-page style:name="Rezumat" style:page-layout-name="Mpm8" draw:style-name="Mdp1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11-17T16:34:00</meta:creation-date>
    <meta:generator>LibreOffice/7.0.5.2$Windows_X86_64 LibreOffice_project/64390860c6cd0aca4beafafcfd84613dd9dfb63a</meta:generator>
    <meta:editing-duration>P5DT10H39M14S</meta:editing-duration>
    <meta:editing-cycles>269</meta:editing-cycles>
    <dc:date>2022-06-13T23:14:18.300000000</dc:date>
    <meta:print-date>2014-05-05T17:43:31.734000000</meta:print-date>
    <meta:document-statistic meta:table-count="0" meta:image-count="0" meta:object-count="0" meta:page-count="14" meta:paragraph-count="137" meta:word-count="529" meta:character-count="3732" meta:non-whitespace-character-count="3230"/>
  </office:meta>
</office:document-meta>
</file>